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09647f" officeooo:paragraph-rsid="0009647f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Calibri" fo:font-size="12pt" officeooo:rsid="0009647f" officeooo:paragraph-rsid="0009647f" style:font-size-asian="12pt" style:font-size-complex="12pt"/>
    </style:style>
    <style:style style:name="P3" style:family="paragraph" style:parent-style-name="Text_20_body">
      <style:paragraph-properties fo:line-height="100%"/>
      <style:text-properties fo:font-variant="normal" fo:text-transform="none" fo:color="#333333" loext:opacity="100%" style:font-name="Helvetica Neue" fo:font-size="8pt" fo:letter-spacing="0.009cm" fo:font-style="normal" fo:font-weight="bold" officeooo:rsid="0009647f" officeooo:paragraph-rsid="0009647f" fo:background-color="#ffffff"/>
    </style:style>
    <style:style style:name="P4" style:family="paragraph" style:parent-style-name="Text_20_body">
      <style:text-properties fo:font-variant="normal" fo:text-transform="none" fo:color="#333333" loext:opacity="100%" style:font-name="Calibri" fo:font-size="12pt" fo:letter-spacing="0.009cm" fo:font-style="normal" fo:font-weight="bold" officeooo:rsid="0009647f" officeooo:paragraph-rsid="0009647f" fo:background-color="#ffffff" style:font-size-asian="12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variant="normal" fo:text-transform="none" fo:color="#333333" loext:opacity="100%" style:font-name="Calibri" fo:font-size="12pt" fo:letter-spacing="0.009cm" fo:font-style="normal" fo:font-weight="bold" officeooo:rsid="0009647f" officeooo:paragraph-rsid="0009647f" fo:background-color="#ffffff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Calibri" fo:font-size="12pt" fo:letter-spacing="0.009cm" fo:font-style="normal" fo:font-weight="bold" fo:background-color="#ffffff" style:font-size-asian="12pt" style:font-size-complex="12pt"/>
    </style:style>
    <style:style style:name="P7" style:family="paragraph" style:parent-style-name="Text_20_body">
      <style:paragraph-properties fo:line-height="100%"/>
      <style:text-properties fo:font-variant="normal" fo:text-transform="none" fo:color="#333333" loext:opacity="100%" style:font-name="Calibri" fo:font-size="12pt" fo:letter-spacing="0.009cm" fo:font-style="normal" fo:font-weight="normal" officeooo:rsid="0009647f" officeooo:paragraph-rsid="0009647f" fo:background-color="#fffff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Calibri" fo:font-size="12pt" fo:letter-spacing="0.009cm" fo:background-color="#ffffff" style:font-size-asian="12pt" style:font-size-complex="1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Calibri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Calibri" fo:font-size="12pt" fo:letter-spacing="normal" fo:font-style="normal" fo:font-weight="normal" officeooo:rsid="0009647f" officeooo:paragraph-rsid="0009647f" style:font-size-asian="12p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Calibri" fo:font-size="12pt" fo:letter-spacing="normal" fo:font-style="normal" fo:font-weight="normal" officeooo:rsid="0009647f" officeooo:paragraph-rsid="0009647f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647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n:</text:p>
      <text:p text:style-name="P1">Gabriel Fernandes Correa</text:p>
      <text:p text:style-name="P1">Emil-Janssen Str.23</text:p>
      <text:p text:style-name="P1">22307 Hamburg</text:p>
      <text:p text:style-name="P1"/>
      <text:p text:style-name="P2">an: Schadenaussenstelle Huk-Coburg</text:p>
      <text:p text:style-name="P7">Nagelsweg 41-45</text:p>
      <text:p text:style-name="P7">20090 Hamburg</text:p>
      <text:p text:style-name="P3"/>
      <text:p text:style-name="P5">Hamburg, den 11.03.2023</text:p>
      <text:p text:style-name="P4">Kfz-Haftpflichtschaden vom 25.05.2022</text:p>
      <text:p text:style-name="P6">Schaden-Nummer: 22-11-610/676834-B</text:p>
      <text:p text:style-name="P6">Fricke ./. Fernandes-Correa</text:p>
      <text:p text:style-name="P8"> </text:p>
      <text:p text:style-name="P8"> </text:p>
      <text:p text:style-name="P9">Sehr geehrte Damen und Herren,</text:p>
      <text:p text:style-name="P9">bezugnehmend auf Ihr Schreiben vom 26.01.2023, ist Folgendes mitzuteilen:</text:p>
      <text:p text:style-name="P9">Ich begehre weiterhin die Übernahme der Kosten für die Anmietung eines Mietfahrzeuges für den Zeitraum 15.06.-10.06.2022 in Höhe von <text:span text:style-name="T1">702,10 EUR </text:span><text:span text:style-name="T3">von der Firma Car2Rent.</text:span></text:p>
      <text:p text:style-name="P10">Anbei finden Sie mein Kopien von <text:span text:style-name="T2">Zulassungsbescheinigung Teil I und Teil II </text:span>von meinem neuen Wagen.</text:p>
      <text:p text:style-name="P10">Bitte um eine Rückmeldung</text:p>
      <text:p text:style-name="P10">Danke im Voraus</text:p>
      <text:p text:style-name="P10"/>
      <text:p text:style-name="P10">Gabriel Fernandes Corre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1:36:36.734000000</dc:date>
    <meta:editing-duration>PT10M13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0" meta:word-count="91" meta:character-count="678" meta:non-whitespace-character-count="603"/>
  </office:meta>
</office:document-meta>
</file>